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HSPI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3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row table:style-name="ro1">
          <table:table-cell table:style-name="ce4" office:value-type="string" calcext:value-type="string">
            <text:p>HSPI mode</text:p>
          </table:table-cell>
          <table:table-cell table:style-name="ce4" office:value-type="string" calcext:value-type="string">
            <text:p>Packet Duration</text:p>
            <text:p>(HTVLD) µS</text:p>
          </table:table-cell>
          <table:table-cell table:style-name="ce4" office:value-type="string" calcext:value-type="string">
            <text:p>Real NB Bytes</text:p>
            <text:p>HDR+Data+CRC</text:p>
          </table:table-cell>
          <table:table-cell table:style-name="ce4" office:value-type="string" calcext:value-type="string">
            <text:p>Payload</text:p>
            <text:p>Nb Bytes TX/RX</text:p>
          </table:table-cell>
          <table:table-cell table:style-name="ce4" office:value-type="string" calcext:value-type="string">
            <text:p>Speed Gbit/s</text:p>
          </table:table-cell>
          <table:table-cell table:style-name="ce4" office:value-type="string" calcext:value-type="string">
            <text:p>Speed Bytes/s</text:p>
          </table:table-cell>
          <table:table-cell table:style-name="ce4" office:value-type="string" calcext:value-type="string">
            <text:p>Speed kB/s</text:p>
          </table:table-cell>
          <table:table-cell table:style-name="ce4" office:value-type="string" calcext:value-type="string">
            <text:p>Speed MB/s</text:p>
          </table:table-cell>
        </table:table-row>
        <table:table-row table:style-name="ro2">
          <table:table-cell office:value-type="string" calcext:value-type="string">
            <text:p>8 bits / 120MHz</text:p>
          </table:table-cell>
          <table:table-cell office:value-type="float" office:value="4.314" calcext:value-type="float">
            <text:p>4,314</text:p>
          </table:table-cell>
          <table:table-cell table:formula="of:=4+[.D2]+2" office:value-type="float" office:value="518" calcext:value-type="float">
            <text:p>518</text:p>
          </table:table-cell>
          <table:table-cell office:value-type="float" office:value="512" calcext:value-type="float">
            <text:p>512</text:p>
          </table:table-cell>
          <table:table-cell table:formula="of:=(([.D2]/([.B2]*0.000001))*8)/1000000000" office:value-type="float" office:value="0.949466852109411" calcext:value-type="float">
            <text:p>0,95</text:p>
          </table:table-cell>
          <table:table-cell table:formula="of:=[.D2]/([.B2]*0.000001)" office:value-type="float" office:value="118683356.513676" calcext:value-type="float">
            <text:p>118683356,5</text:p>
          </table:table-cell>
          <table:table-cell table:formula="of:=[.F2]/1000" office:value-type="float" office:value="118683.356513676" calcext:value-type="float">
            <text:p>118683,4</text:p>
          </table:table-cell>
          <table:table-cell table:formula="of:=[.G2]/1000" office:value-type="float" office:value="118.683356513676" calcext:value-type="float">
            <text:p>118,7</text:p>
          </table:table-cell>
        </table:table-row>
        <table:table-row table:style-name="ro2">
          <table:table-cell office:value-type="string" calcext:value-type="string">
            <text:p>16 bits / 120MHz</text:p>
          </table:table-cell>
          <table:table-cell table:formula="of:=4.314/2" office:value-type="float" office:value="2.157" calcext:value-type="float">
            <text:p>2,157</text:p>
          </table:table-cell>
          <table:table-cell table:formula="of:=4+[.D3]+2" office:value-type="float" office:value="518" calcext:value-type="float">
            <text:p>518</text:p>
          </table:table-cell>
          <table:table-cell office:value-type="float" office:value="512" calcext:value-type="float">
            <text:p>512</text:p>
          </table:table-cell>
          <table:table-cell table:formula="of:=(([.D3]/([.B3]*0.000001))*8)/1000000000" office:value-type="float" office:value="1.89893370421882" calcext:value-type="float">
            <text:p>1,90</text:p>
          </table:table-cell>
          <table:table-cell table:formula="of:=[.D3]/([.B3]*0.000001)" office:value-type="float" office:value="237366713.027353" calcext:value-type="float">
            <text:p>237366713,0</text:p>
          </table:table-cell>
          <table:table-cell table:formula="of:=[.F3]/1000" office:value-type="float" office:value="237366.713027353" calcext:value-type="float">
            <text:p>237366,7</text:p>
          </table:table-cell>
          <table:table-cell table:formula="of:=[.G3]/1000" office:value-type="float" office:value="237.366713027353" calcext:value-type="float">
            <text:p>237,4</text:p>
          </table:table-cell>
        </table:table-row>
        <table:table-row table:style-name="ro2">
          <table:table-cell office:value-type="string" calcext:value-type="string">
            <text:p>32 bits / 120MHz</text:p>
          </table:table-cell>
          <table:table-cell table:formula="of:=4.314/4" office:value-type="float" office:value="1.0785" calcext:value-type="float">
            <text:p>1,0785</text:p>
          </table:table-cell>
          <table:table-cell table:formula="of:=4+[.D4]+4" office:value-type="float" office:value="520" calcext:value-type="float">
            <text:p>520</text:p>
          </table:table-cell>
          <table:table-cell office:value-type="float" office:value="512" calcext:value-type="float">
            <text:p>512</text:p>
          </table:table-cell>
          <table:table-cell table:formula="of:=(([.D4]/([.B4]*0.000001))*8)/1000000000" office:value-type="float" office:value="3.79786740843765" calcext:value-type="float">
            <text:p>3,80</text:p>
          </table:table-cell>
          <table:table-cell table:formula="of:=[.D4]/([.B4]*0.000001)" office:value-type="float" office:value="474733426.054706" calcext:value-type="float">
            <text:p>474733426,1</text:p>
          </table:table-cell>
          <table:table-cell table:formula="of:=[.F4]/1000" office:value-type="float" office:value="474733.426054706" calcext:value-type="float">
            <text:p>474733,4</text:p>
          </table:table-cell>
          <table:table-cell table:formula="of:=[.G4]/1000" office:value-type="float" office:value="474.733426054706" calcext:value-type="float">
            <text:p>474,7</text:p>
          </table:table-cell>
        </table:table-row>
        <table:table-row table:style-name="ro2">
          <table:table-cell office:value-type="string" calcext:value-type="string">
            <text:p>32 bits / 120MHz</text:p>
          </table:table-cell>
          <table:table-cell table:formula="of:=(4.314/4)*64" office:value-type="float" office:value="69.024" calcext:value-type="float">
            <text:p>69,024</text:p>
          </table:table-cell>
          <table:table-cell table:formula="of:=4+[.D5]+4" office:value-type="float" office:value="32776" calcext:value-type="float">
            <text:p>32776</text:p>
          </table:table-cell>
          <table:table-cell table:formula="of:=512*64" office:value-type="float" office:value="32768" calcext:value-type="float">
            <text:p>32768</text:p>
          </table:table-cell>
          <table:table-cell table:formula="of:=(([.D5]/([.B5]*0.000001))*8)/1000000000" office:value-type="float" office:value="3.79786740843765" calcext:value-type="float">
            <text:p>3,80</text:p>
          </table:table-cell>
          <table:table-cell table:formula="of:=[.D5]/([.B5]*0.000001)" office:value-type="float" office:value="474733426.054706" calcext:value-type="float">
            <text:p>474733426,1</text:p>
          </table:table-cell>
          <table:table-cell table:formula="of:=[.F5]/1000" office:value-type="float" office:value="474733.426054706" calcext:value-type="float">
            <text:p>474733,4</text:p>
          </table:table-cell>
          <table:table-cell table:formula="of:=[.G5]/1000" office:value-type="float" office:value="474.733426054706" calcext:value-type="float">
            <text:p>474,7</text:p>
          </table:table-cell>
        </table:table-row>
        <table:table-row table:style-name="ro2">
          <table:table-cell table:style-name="Default" table:number-columns-repeated="8"/>
        </table:table-row>
        <table:table-row table:style-name="ro1">
          <table:table-cell table:style-name="ce4" office:value-type="string" calcext:value-type="string">
            <text:p>HSPI mode</text:p>
          </table:table-cell>
          <table:table-cell table:style-name="ce4" office:value-type="string" calcext:value-type="string">
            <text:p>Packet Duration</text:p>
            <text:p>(HTVLD) µS</text:p>
          </table:table-cell>
          <table:table-cell table:style-name="ce4" office:value-type="string" calcext:value-type="string">
            <text:p>Real NB Bytes</text:p>
            <text:p>HDR+Data+CRC</text:p>
          </table:table-cell>
          <table:table-cell table:style-name="ce4" office:value-type="string" calcext:value-type="string">
            <text:p>Payload</text:p>
            <text:p>Nb Bytes TX/RX</text:p>
          </table:table-cell>
          <table:table-cell table:style-name="ce4" office:value-type="string" calcext:value-type="string">
            <text:p>Speed Gbit/s</text:p>
          </table:table-cell>
          <table:table-cell table:style-name="ce4" office:value-type="string" calcext:value-type="string">
            <text:p>Speed Bytes/s</text:p>
          </table:table-cell>
          <table:table-cell table:style-name="ce4" office:value-type="string" calcext:value-type="string">
            <text:p>Speed kB/s</text:p>
          </table:table-cell>
          <table:table-cell table:style-name="ce4" office:value-type="string" calcext:value-type="string">
            <text:p>Speed MB/s</text:p>
          </table:table-cell>
        </table:table-row>
        <table:table-row table:style-name="ro2">
          <table:table-cell office:value-type="string" calcext:value-type="string">
            <text:p>8 bits / 96MHz</text:p>
          </table:table-cell>
          <table:table-cell table:formula="of:=4.314*1.25" office:value-type="float" office:value="5.3925" calcext:value-type="float">
            <text:p>5,3925</text:p>
          </table:table-cell>
          <table:table-cell table:formula="of:=4+[.D8]+2" office:value-type="float" office:value="518" calcext:value-type="float">
            <text:p>518</text:p>
          </table:table-cell>
          <table:table-cell office:value-type="float" office:value="512" calcext:value-type="float">
            <text:p>512</text:p>
          </table:table-cell>
          <table:table-cell table:formula="of:=(([.D8]/([.B8]*0.000001))*8)/1000000000" office:value-type="float" office:value="0.759573481687529" calcext:value-type="float">
            <text:p>0,76</text:p>
          </table:table-cell>
          <table:table-cell table:formula="of:=[.D8]/([.B8]*0.000001)" office:value-type="float" office:value="94946685.2109411" calcext:value-type="float">
            <text:p>94946685,2</text:p>
          </table:table-cell>
          <table:table-cell table:formula="of:=[.F8]/1000" office:value-type="float" office:value="94946.6852109411" calcext:value-type="float">
            <text:p>94946,7</text:p>
          </table:table-cell>
          <table:table-cell table:formula="of:=[.G8]/1000" office:value-type="float" office:value="94.9466852109411" calcext:value-type="float">
            <text:p>94,9</text:p>
          </table:table-cell>
        </table:table-row>
        <table:table-row table:style-name="ro2">
          <table:table-cell office:value-type="string" calcext:value-type="string">
            <text:p>16 bits / 96MHz</text:p>
          </table:table-cell>
          <table:table-cell table:formula="of:=(4.314/2)*1.25" office:value-type="float" office:value="2.69625" calcext:value-type="float">
            <text:p>2,69625</text:p>
          </table:table-cell>
          <table:table-cell table:formula="of:=4+[.D9]+2" office:value-type="float" office:value="518" calcext:value-type="float">
            <text:p>518</text:p>
          </table:table-cell>
          <table:table-cell office:value-type="float" office:value="512" calcext:value-type="float">
            <text:p>512</text:p>
          </table:table-cell>
          <table:table-cell table:formula="of:=(([.D9]/([.B9]*0.000001))*8)/1000000000" office:value-type="float" office:value="1.51914696337506" calcext:value-type="float">
            <text:p>1,52</text:p>
          </table:table-cell>
          <table:table-cell table:formula="of:=[.D9]/([.B9]*0.000001)" office:value-type="float" office:value="189893370.421882" calcext:value-type="float">
            <text:p>189893370,4</text:p>
          </table:table-cell>
          <table:table-cell table:formula="of:=[.F9]/1000" office:value-type="float" office:value="189893.370421882" calcext:value-type="float">
            <text:p>189893,4</text:p>
          </table:table-cell>
          <table:table-cell table:formula="of:=[.G9]/1000" office:value-type="float" office:value="189.893370421882" calcext:value-type="float">
            <text:p>189,9</text:p>
          </table:table-cell>
        </table:table-row>
        <table:table-row table:style-name="ro2">
          <table:table-cell office:value-type="string" calcext:value-type="string">
            <text:p>32 bits / 96MHz</text:p>
          </table:table-cell>
          <table:table-cell table:formula="of:=(4.314/4)*1.25" office:value-type="float" office:value="1.348125" calcext:value-type="float">
            <text:p>1,348125</text:p>
          </table:table-cell>
          <table:table-cell table:formula="of:=4+[.D10]+4" office:value-type="float" office:value="520" calcext:value-type="float">
            <text:p>520</text:p>
          </table:table-cell>
          <table:table-cell office:value-type="float" office:value="512" calcext:value-type="float">
            <text:p>512</text:p>
          </table:table-cell>
          <table:table-cell table:formula="of:=(([.D10]/([.B10]*0.000001))*8)/1000000000" office:value-type="float" office:value="3.03829392675012" calcext:value-type="float">
            <text:p>3,04</text:p>
          </table:table-cell>
          <table:table-cell table:formula="of:=[.D10]/([.B10]*0.000001)" office:value-type="float" office:value="379786740.843765" calcext:value-type="float">
            <text:p>379786740,8</text:p>
          </table:table-cell>
          <table:table-cell table:formula="of:=[.F10]/1000" office:value-type="float" office:value="379786.740843765" calcext:value-type="float">
            <text:p>379786,7</text:p>
          </table:table-cell>
          <table:table-cell table:formula="of:=[.G10]/1000" office:value-type="float" office:value="379.786740843765" calcext:value-type="float">
            <text:p>379,8</text:p>
          </table:table-cell>
        </table:table-row>
        <table:table-row table:style-name="ro2">
          <table:table-cell table:style-name="Default" table:number-columns-repeated="8"/>
        </table:table-row>
        <table:table-row table:style-name="ro1">
          <table:table-cell table:style-name="ce4" office:value-type="string" calcext:value-type="string">
            <text:p>HSPI mode</text:p>
          </table:table-cell>
          <table:table-cell table:style-name="ce4" office:value-type="string" calcext:value-type="string">
            <text:p>Packet Duration</text:p>
            <text:p>(HTVLD) µS</text:p>
          </table:table-cell>
          <table:table-cell table:style-name="ce4" office:value-type="string" calcext:value-type="string">
            <text:p>Real NB Bytes</text:p>
            <text:p>HDR+Data+CRC</text:p>
          </table:table-cell>
          <table:table-cell table:style-name="ce4" office:value-type="string" calcext:value-type="string">
            <text:p>Payload</text:p>
            <text:p>Nb Bytes TX/RX</text:p>
          </table:table-cell>
          <table:table-cell table:style-name="ce4" office:value-type="string" calcext:value-type="string">
            <text:p>Speed Gbit/s</text:p>
          </table:table-cell>
          <table:table-cell table:style-name="ce4" office:value-type="string" calcext:value-type="string">
            <text:p>Speed Bytes/s</text:p>
          </table:table-cell>
          <table:table-cell table:style-name="ce4" office:value-type="string" calcext:value-type="string">
            <text:p>Speed kB/s</text:p>
          </table:table-cell>
          <table:table-cell table:style-name="ce4" office:value-type="string" calcext:value-type="string">
            <text:p>Speed MB/s</text:p>
          </table:table-cell>
        </table:table-row>
        <table:table-row table:style-name="ro2">
          <table:table-cell office:value-type="string" calcext:value-type="string">
            <text:p>8 bits / 80MHz</text:p>
          </table:table-cell>
          <table:table-cell table:formula="of:=4.314*1.5" office:value-type="float" office:value="6.471" calcext:value-type="float">
            <text:p>6,471</text:p>
          </table:table-cell>
          <table:table-cell table:formula="of:=4+[.D13]+2" office:value-type="float" office:value="518" calcext:value-type="float">
            <text:p>518</text:p>
          </table:table-cell>
          <table:table-cell office:value-type="float" office:value="512" calcext:value-type="float">
            <text:p>512</text:p>
          </table:table-cell>
          <table:table-cell table:formula="of:=(([.D13]/([.B13]*0.000001))*8)/1000000000" office:value-type="float" office:value="0.632977901406274" calcext:value-type="float">
            <text:p>0,63</text:p>
          </table:table-cell>
          <table:table-cell table:formula="of:=[.D13]/([.B13]*0.000001)" office:value-type="float" office:value="79122237.6757843" calcext:value-type="float">
            <text:p>79122237,7</text:p>
          </table:table-cell>
          <table:table-cell table:formula="of:=[.F13]/1000" office:value-type="float" office:value="79122.2376757843" calcext:value-type="float">
            <text:p>79122,2</text:p>
          </table:table-cell>
          <table:table-cell table:formula="of:=[.G13]/1000" office:value-type="float" office:value="79.1222376757843" calcext:value-type="float">
            <text:p>79,1</text:p>
          </table:table-cell>
        </table:table-row>
        <table:table-row table:style-name="ro2">
          <table:table-cell office:value-type="string" calcext:value-type="string">
            <text:p>16 bits / 80MHz</text:p>
          </table:table-cell>
          <table:table-cell table:formula="of:=(4.314/2)*1.5" office:value-type="float" office:value="3.2355" calcext:value-type="float">
            <text:p>3,2355</text:p>
          </table:table-cell>
          <table:table-cell table:formula="of:=4+[.D14]+2" office:value-type="float" office:value="518" calcext:value-type="float">
            <text:p>518</text:p>
          </table:table-cell>
          <table:table-cell office:value-type="float" office:value="512" calcext:value-type="float">
            <text:p>512</text:p>
          </table:table-cell>
          <table:table-cell table:formula="of:=(([.D14]/([.B14]*0.000001))*8)/1000000000" office:value-type="float" office:value="1.26595580281255" calcext:value-type="float">
            <text:p>1,27</text:p>
          </table:table-cell>
          <table:table-cell table:formula="of:=[.D14]/([.B14]*0.000001)" office:value-type="float" office:value="158244475.351569" calcext:value-type="float">
            <text:p>158244475,4</text:p>
          </table:table-cell>
          <table:table-cell table:formula="of:=[.F14]/1000" office:value-type="float" office:value="158244.475351569" calcext:value-type="float">
            <text:p>158244,5</text:p>
          </table:table-cell>
          <table:table-cell table:formula="of:=[.G14]/1000" office:value-type="float" office:value="158.244475351569" calcext:value-type="float">
            <text:p>158,2</text:p>
          </table:table-cell>
        </table:table-row>
        <table:table-row table:style-name="ro2">
          <table:table-cell office:value-type="string" calcext:value-type="string">
            <text:p>32 bits / 80MHz</text:p>
          </table:table-cell>
          <table:table-cell table:formula="of:=(4.314/4)*1.5" office:value-type="float" office:value="1.61775" calcext:value-type="float">
            <text:p>1,61775</text:p>
          </table:table-cell>
          <table:table-cell table:formula="of:=4+[.D15]+4" office:value-type="float" office:value="520" calcext:value-type="float">
            <text:p>520</text:p>
          </table:table-cell>
          <table:table-cell office:value-type="float" office:value="512" calcext:value-type="float">
            <text:p>512</text:p>
          </table:table-cell>
          <table:table-cell table:formula="of:=(([.D15]/([.B15]*0.000001))*8)/1000000000" office:value-type="float" office:value="2.5319116056251" calcext:value-type="float">
            <text:p>2,53</text:p>
          </table:table-cell>
          <table:table-cell table:formula="of:=[.D15]/([.B15]*0.000001)" office:value-type="float" office:value="316488950.703137" calcext:value-type="float">
            <text:p>316488950,7</text:p>
          </table:table-cell>
          <table:table-cell table:formula="of:=[.F15]/1000" office:value-type="float" office:value="316488.950703137" calcext:value-type="float">
            <text:p>316489,0</text:p>
          </table:table-cell>
          <table:table-cell table:formula="of:=[.G15]/1000" office:value-type="float" office:value="316.488950703137" calcext:value-type="float">
            <text:p>316,5</text:p>
          </table:table-cell>
        </table:table-row>
        <table:table-row table:style-name="ro2">
          <table:table-cell table:style-name="Default" table:number-columns-repeated="8"/>
        </table:table-row>
        <table:table-row table:style-name="ro1">
          <table:table-cell table:style-name="ce4" office:value-type="string" calcext:value-type="string">
            <text:p>HSPI mode</text:p>
          </table:table-cell>
          <table:table-cell table:style-name="ce4" office:value-type="string" calcext:value-type="string">
            <text:p>Packet Duration</text:p>
            <text:p>(HTVLD) µS</text:p>
          </table:table-cell>
          <table:table-cell table:style-name="ce4" office:value-type="string" calcext:value-type="string">
            <text:p>Real NB Bytes</text:p>
            <text:p>HDR+Data+CRC</text:p>
          </table:table-cell>
          <table:table-cell table:style-name="ce4" office:value-type="string" calcext:value-type="string">
            <text:p>Payload</text:p>
            <text:p>Nb Bytes TX/RX</text:p>
          </table:table-cell>
          <table:table-cell table:style-name="ce4" office:value-type="string" calcext:value-type="string">
            <text:p>Speed Gbit/s</text:p>
          </table:table-cell>
          <table:table-cell table:style-name="ce4" office:value-type="string" calcext:value-type="string">
            <text:p>Speed Bytes/s</text:p>
          </table:table-cell>
          <table:table-cell table:style-name="ce4" office:value-type="string" calcext:value-type="string">
            <text:p>Speed kB/s</text:p>
          </table:table-cell>
          <table:table-cell table:style-name="ce4" office:value-type="string" calcext:value-type="string">
            <text:p>Speed MB/s</text:p>
          </table:table-cell>
        </table:table-row>
        <table:table-row table:style-name="ro2">
          <table:table-cell office:value-type="string" calcext:value-type="string">
            <text:p>8 bits / 60MHz</text:p>
          </table:table-cell>
          <table:table-cell table:formula="of:=4.314*2" office:value-type="float" office:value="8.628" calcext:value-type="float">
            <text:p>8,628</text:p>
          </table:table-cell>
          <table:table-cell table:formula="of:=4+[.D18]+2" office:value-type="float" office:value="518" calcext:value-type="float">
            <text:p>518</text:p>
          </table:table-cell>
          <table:table-cell office:value-type="float" office:value="512" calcext:value-type="float">
            <text:p>512</text:p>
          </table:table-cell>
          <table:table-cell table:formula="of:=(([.D18]/([.B18]*0.000001))*8)/1000000000" office:value-type="float" office:value="0.474733426054706" calcext:value-type="float">
            <text:p>0,47</text:p>
          </table:table-cell>
          <table:table-cell table:formula="of:=[.D18]/([.B18]*0.000001)" office:value-type="float" office:value="59341678.2568382" calcext:value-type="float">
            <text:p>59341678,3</text:p>
          </table:table-cell>
          <table:table-cell table:formula="of:=[.F18]/1000" office:value-type="float" office:value="59341.6782568382" calcext:value-type="float">
            <text:p>59341,7</text:p>
          </table:table-cell>
          <table:table-cell table:formula="of:=[.G18]/1000" office:value-type="float" office:value="59.3416782568382" calcext:value-type="float">
            <text:p>59,3</text:p>
          </table:table-cell>
        </table:table-row>
        <table:table-row table:style-name="ro2">
          <table:table-cell office:value-type="string" calcext:value-type="string">
            <text:p>16 bits / 60MHz</text:p>
          </table:table-cell>
          <table:table-cell table:formula="of:=(4.314/2)*2" office:value-type="float" office:value="4.314" calcext:value-type="float">
            <text:p>4,314</text:p>
          </table:table-cell>
          <table:table-cell table:formula="of:=4+[.D19]+2" office:value-type="float" office:value="518" calcext:value-type="float">
            <text:p>518</text:p>
          </table:table-cell>
          <table:table-cell office:value-type="float" office:value="512" calcext:value-type="float">
            <text:p>512</text:p>
          </table:table-cell>
          <table:table-cell table:formula="of:=(([.D19]/([.B19]*0.000001))*8)/1000000000" office:value-type="float" office:value="0.949466852109411" calcext:value-type="float">
            <text:p>0,95</text:p>
          </table:table-cell>
          <table:table-cell table:formula="of:=[.D19]/([.B19]*0.000001)" office:value-type="float" office:value="118683356.513676" calcext:value-type="float">
            <text:p>118683356,5</text:p>
          </table:table-cell>
          <table:table-cell table:formula="of:=[.F19]/1000" office:value-type="float" office:value="118683.356513676" calcext:value-type="float">
            <text:p>118683,4</text:p>
          </table:table-cell>
          <table:table-cell table:formula="of:=[.G19]/1000" office:value-type="float" office:value="118.683356513676" calcext:value-type="float">
            <text:p>118,7</text:p>
          </table:table-cell>
        </table:table-row>
        <table:table-row table:style-name="ro2">
          <table:table-cell office:value-type="string" calcext:value-type="string">
            <text:p>32 bits / 60MHz</text:p>
          </table:table-cell>
          <table:table-cell table:formula="of:=(4.314/4)*2" office:value-type="float" office:value="2.157" calcext:value-type="float">
            <text:p>2,157</text:p>
          </table:table-cell>
          <table:table-cell table:formula="of:=4+[.D20]+4" office:value-type="float" office:value="520" calcext:value-type="float">
            <text:p>520</text:p>
          </table:table-cell>
          <table:table-cell office:value-type="float" office:value="512" calcext:value-type="float">
            <text:p>512</text:p>
          </table:table-cell>
          <table:table-cell table:formula="of:=(([.D20]/([.B20]*0.000001))*8)/1000000000" office:value-type="float" office:value="1.89893370421882" calcext:value-type="float">
            <text:p>1,90</text:p>
          </table:table-cell>
          <table:table-cell table:formula="of:=[.D20]/([.B20]*0.000001)" office:value-type="float" office:value="237366713.027353" calcext:value-type="float">
            <text:p>237366713,0</text:p>
          </table:table-cell>
          <table:table-cell table:formula="of:=[.F20]/1000" office:value-type="float" office:value="237366.713027353" calcext:value-type="float">
            <text:p>237366,7</text:p>
          </table:table-cell>
          <table:table-cell table:formula="of:=[.G20]/1000" office:value-type="float" office:value="237.366713027353" calcext:value-type="float">
            <text:p>237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6T19:15:48.617000000</dc:date>
    <meta:editing-duration>PT9H30M3S</meta:editing-duration>
    <meta:editing-cycles>110</meta:editing-cycles>
    <meta:generator>LibreOffice/7.3.4.2$Windows_X86_64 LibreOffice_project/728fec16bd5f605073805c3c9e7c4212a0120dc5</meta:generator>
    <meta:document-statistic meta:table-count="1" meta:cell-count="136" meta:object-count="0"/>
  </office:meta>
</office:document-meta>
</file>